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740000011A23FB117C2AC48AD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text-properties style:use-window-font-color="true" loext:opacity="0%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size="18pt" fo:font-weight="bold" officeooo:rsid="002f3fb4" officeooo:paragraph-rsid="0017986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5pt" fo:font-weight="bold" officeooo:rsid="0030d742" officeooo:paragraph-rsid="002219f2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5pt" fo:font-weight="bold" officeooo:rsid="001feb32" officeooo:paragraph-rsid="001feb32" fo:background-color="#00a933" style:font-size-asian="15pt" style:font-weight-asian="bold" style:font-size-complex="1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5pt" fo:font-weight="bold" officeooo:rsid="0030d742" officeooo:paragraph-rsid="002219f2" fo:background-color="#00a933" style:font-size-asian="15pt" style:font-weight-asian="bold" style:font-size-complex="15pt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5pt" fo:font-weight="bold" officeooo:rsid="0030d742" officeooo:paragraph-rsid="0017986b" fo:background-color="#ffff00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normal" officeooo:rsid="002219f2" officeooo:paragraph-rsid="00274ff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normal" officeooo:rsid="002219f2" officeooo:paragraph-rsid="002219f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normal" officeooo:rsid="00274ff4" officeooo:paragraph-rsid="00274ff4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normal" officeooo:rsid="001feb32" officeooo:paragraph-rsid="001feb32" fo:background-color="#00a933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normal" officeooo:rsid="002219f2" officeooo:paragraph-rsid="00278ab1" fo:background-color="#00a933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normal" officeooo:rsid="002219f2" officeooo:paragraph-rsid="00274ff4" fo:background-color="#00a933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normal" officeooo:rsid="002219f2" officeooo:paragraph-rsid="002219f2" fo:background-color="#00a93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2pt" fo:font-weight="normal" officeooo:rsid="00274ff4" officeooo:paragraph-rsid="00274ff4" fo:background-color="#00a933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style:text-position="0% 100%" fo:font-size="18pt" fo:font-weight="bold" officeooo:rsid="0030d742" officeooo:paragraph-rsid="002219f2" fo:background-color="#00a933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2pt" fo:font-weight="bold" officeooo:rsid="002f3fb4" officeooo:paragraph-rsid="0017986b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74ff4" officeooo:paragraph-rsid="00274ff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00070" officeooo:paragraph-rsid="00200070" fo:background-color="#ffff00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74ff4" officeooo:paragraph-rsid="00274ff4" fo:background-color="#ffff0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74ff4" officeooo:paragraph-rsid="0039c5c4" fo:background-color="#ffff00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30d742" officeooo:paragraph-rsid="0017986b" fo:background-color="#00a93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74ff4" officeooo:paragraph-rsid="00274ff4" fo:background-color="#00a933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74ff4" officeooo:paragraph-rsid="003f658e" fo:background-color="#00a933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1d2ebb" officeooo:paragraph-rsid="00274ff4" fo:background-color="#00a93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0d742" officeooo:paragraph-rsid="003ae32f" fo:background-color="#ffff00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0d742" officeooo:paragraph-rsid="00411c90" fo:background-color="#00a933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30d742" officeooo:paragraph-rsid="002023b4" fo:background-color="#00a933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fo:font-weight="normal" officeooo:rsid="00274ff4" officeooo:paragraph-rsid="0043d44b" fo:background-color="#00a933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use-window-font-color="true" loext:opacity="0%" fo:font-size="15pt" fo:font-weight="bold" officeooo:rsid="0030d742" officeooo:paragraph-rsid="0017986b" fo:background-color="#00a933" style:font-size-asian="15pt" style:font-weight-asian="bold" style:font-size-complex="15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use-window-font-color="true" loext:opacity="0%" fo:font-size="15pt" fo:font-weight="bold" officeooo:rsid="0030d742" officeooo:paragraph-rsid="002219f2" fo:background-color="#00a933" style:font-size-asian="15pt" style:font-weight-asian="bold" style:font-size-complex="15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style:use-window-font-color="true" loext:opacity="0%" style:font-name="inherit" fo:font-size="12pt" fo:letter-spacing="normal" fo:language="en" fo:country="US" fo:font-style="normal" fo:font-weight="normal" officeooo:rsid="0030d742" officeooo:paragraph-rsid="00274ff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ff0000" loext:opacity="100%" fo:font-weight="normal" officeooo:rsid="00274ff4" officeooo:paragraph-rsid="0043d44b" fo:background-color="transparent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274ff4" officeooo:paragraph-rsid="0043d44b" fo:background-color="#00a933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loext:opacity="0%" fo:font-size="12pt" fo:font-weight="normal" officeooo:rsid="004cbc38" officeooo:paragraph-rsid="004cbc38" fo:background-color="#c9211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ff0000" loext:opacity="100%" fo:font-size="12pt" fo:font-weight="normal" officeooo:rsid="004600ba" officeooo:paragraph-rsid="0043d44b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ff0000" loext:opacity="100%" fo:font-weight="normal" officeooo:rsid="00274ff4" officeooo:paragraph-rsid="0043d44b" fo:background-color="transparent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ff0000" loext:opacity="100%" fo:font-weight="normal" officeooo:rsid="00274ff4" officeooo:paragraph-rsid="004b3bbf" fo:background-color="transparent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ff0000" loext:opacity="100%" fo:font-weight="normal" officeooo:rsid="004db04c" officeooo:paragraph-rsid="004db04c" fo:background-color="transparent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ff0000" loext:opacity="100%" fo:font-weight="normal" officeooo:rsid="004db04c" officeooo:paragraph-rsid="004db04c" fo:background-color="#ffff00" style:font-weight-asian="normal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31f64b" style:font-size-asian="12pt" style:font-size-complex="12pt"/>
    </style:style>
    <style:style style:name="T3" style:family="text">
      <style:text-properties fo:font-size="12pt" officeooo:rsid="001d2ebb" style:font-size-asian="12pt" style:font-size-complex="12pt"/>
    </style:style>
    <style:style style:name="T4" style:family="text">
      <style:text-properties fo:font-size="12pt" officeooo:rsid="001feb32" style:font-size-asian="12pt" style:font-size-complex="12pt"/>
    </style:style>
    <style:style style:name="T5" style:family="text">
      <style:text-properties fo:font-size="12pt" officeooo:rsid="001fedd2" style:font-size-asian="12pt" style:font-size-complex="12pt"/>
    </style:style>
    <style:style style:name="T6" style:family="text">
      <style:text-properties fo:font-size="12pt" officeooo:rsid="00200070" style:font-size-asian="12pt" style:font-size-complex="12pt"/>
    </style:style>
    <style:style style:name="T7" style:family="text">
      <style:text-properties fo:font-size="12pt" officeooo:rsid="002023b4" style:font-size-asian="12pt" style:font-size-complex="12pt"/>
    </style:style>
    <style:style style:name="T8" style:family="text">
      <style:text-properties fo:font-size="12pt" officeooo:rsid="002596f6" style:font-size-asian="12pt" style:font-size-complex="12pt"/>
    </style:style>
    <style:style style:name="T9" style:family="text">
      <style:text-properties fo:font-size="12pt" officeooo:rsid="00325b38" style:font-size-asian="12pt" style:font-size-complex="12pt"/>
    </style:style>
    <style:style style:name="T10" style:family="text">
      <style:text-properties fo:font-size="12pt" officeooo:rsid="00345182" style:font-size-asian="12pt" style:font-size-complex="12pt"/>
    </style:style>
    <style:style style:name="T11" style:family="text">
      <style:text-properties fo:font-size="12pt" officeooo:rsid="0037d45b" style:font-size-asian="12pt" style:font-size-complex="12pt"/>
    </style:style>
    <style:style style:name="T12" style:family="text">
      <style:text-properties fo:font-size="12pt" officeooo:rsid="003ae32f" style:font-size-asian="12pt" style:font-size-complex="12pt"/>
    </style:style>
    <style:style style:name="T13" style:family="text">
      <style:text-properties fo:font-size="12pt" officeooo:rsid="00411c90" style:font-size-asian="12pt" style:font-size-complex="12pt"/>
    </style:style>
    <style:style style:name="T14" style:family="text">
      <style:text-properties fo:font-size="12pt" officeooo:rsid="0043d44b" style:font-size-asian="12pt" style:font-size-complex="12pt"/>
    </style:style>
    <style:style style:name="T15" style:family="text">
      <style:text-properties fo:font-size="12pt" officeooo:rsid="00457ab1" style:font-size-asian="12pt" style:font-size-complex="12pt"/>
    </style:style>
    <style:style style:name="T16" style:family="text">
      <style:text-properties fo:font-size="12pt" officeooo:rsid="004600ba" style:font-size-asian="12pt" style:font-size-complex="12pt"/>
    </style:style>
    <style:style style:name="T17" style:family="text">
      <style:text-properties fo:font-size="12pt" officeooo:rsid="0046c2a9" style:font-size-asian="12pt" style:font-size-complex="12pt"/>
    </style:style>
    <style:style style:name="T18" style:family="text">
      <style:text-properties fo:font-size="12pt" officeooo:rsid="004b3bbf" style:font-size-asian="12pt" style:font-size-complex="12pt"/>
    </style:style>
    <style:style style:name="T19" style:family="text">
      <style:text-properties fo:font-size="12pt" officeooo:rsid="004b6847" style:font-size-asian="12pt" style:font-size-complex="12pt"/>
    </style:style>
    <style:style style:name="T20" style:family="text">
      <style:text-properties fo:font-size="12pt" officeooo:rsid="004bf7a3" style:font-size-asian="12pt" style:font-size-complex="12pt"/>
    </style:style>
    <style:style style:name="T21" style:family="text">
      <style:text-properties fo:font-size="12pt" officeooo:rsid="004f47c8" style:font-size-asian="12pt" style:font-size-complex="12pt"/>
    </style:style>
    <style:style style:name="T22" style:family="text">
      <style:text-properties fo:font-size="12pt" style:text-underline-style="none" officeooo:rsid="00325b38" style:font-size-asian="12pt" style:font-size-complex="12pt"/>
    </style:style>
    <style:style style:name="T23" style:family="text">
      <style:text-properties fo:font-size="12pt" style:text-underline-style="none" officeooo:rsid="0032b645" style:font-size-asian="12pt" style:font-size-complex="12pt"/>
    </style:style>
    <style:style style:name="T24" style:family="text">
      <style:text-properties fo:font-size="12pt" fo:background-color="#ff0000" loext:char-shading-value="0" style:font-size-asian="12pt" style:font-size-complex="12pt"/>
    </style:style>
    <style:style style:name="T25" style:family="text">
      <style:text-properties officeooo:rsid="001d2ebb"/>
    </style:style>
    <style:style style:name="T26" style:family="text">
      <style:text-properties officeooo:rsid="002219f2"/>
    </style:style>
    <style:style style:name="T27" style:family="text">
      <style:text-properties fo:font-variant="normal" fo:text-transform="none" style:font-name="inherit" fo:letter-spacing="normal" fo:language="en" fo:country="US" fo:font-style="normal"/>
    </style:style>
    <style:style style:name="T28" style:family="text">
      <style:text-properties officeooo:rsid="002f7ba8"/>
    </style:style>
    <style:style style:name="T29" style:family="text">
      <style:text-properties officeooo:rsid="002feb7e"/>
    </style:style>
    <style:style style:name="T30" style:family="text">
      <style:text-properties officeooo:rsid="00345182"/>
    </style:style>
    <style:style style:name="T31" style:family="text">
      <style:text-properties officeooo:rsid="003ae32f"/>
    </style:style>
    <style:style style:name="T32" style:family="text">
      <style:text-properties fo:background-color="#ff0000" loext:char-shading-value="0"/>
    </style:style>
    <style:style style:name="T33" style:family="text">
      <style:text-properties officeooo:rsid="003f658e"/>
    </style:style>
    <style:style style:name="T34" style:family="text">
      <style:text-properties officeooo:rsid="00411c90"/>
    </style:style>
    <style:style style:name="T35" style:family="text">
      <style:text-properties officeooo:rsid="004314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LICITAÇÃO</text:p>
      <text:p text:style-name="P16"/>
      <text:p text:style-name="P4">Status:</text:p>
      <text:p text:style-name="P10">id, descrição</text:p>
      <text:p text:style-name="P11">(<text:span text:style-name="T27">Bidding status</text:span>:</text:p>
      <text:p text:style-name="P12">id, <text:bookmark-start text:name="__DdeLink__571_985026593"/>description<text:bookmark-end text:name="__DdeLink__571_985026593"/>) “<text:span text:style-name="T29">proposta, lançamento, disputa, resultado, contrato”</text:span></text:p>
      <text:p text:style-name="P7"/>
      <text:p text:style-name="P5"><text:span text:style-name="T26">Modo disputa</text:span>:</text:p>
      <text:p text:style-name="P13">id, descrição</text:p>
      <text:p text:style-name="P11">(<text:span text:style-name="T27">Dispute mode</text:span>:</text:p>
      <text:p text:style-name="P12">id, description) “<text:span text:style-name="T29">aberto, aberto e fechado, fechado e aberto”</text:span></text:p>
      <text:p text:style-name="P14"/>
      <text:p text:style-name="P5"><text:span text:style-name="T26">Portal</text:span>:</text:p>
      <text:p text:style-name="P13">id, descrição, link</text:p>
      <text:p text:style-name="P11">(<text:span text:style-name="T27">Portal</text:span>:</text:p>
      <text:p text:style-name="P14"><text:span text:style-name="T26">id, description, </text:span>link) “<text:span text:style-name="T29">bnc, bll, comprasnet”</text:span></text:p>
      <text:p text:style-name="P9"/>
      <text:p text:style-name="P5"><text:span text:style-name="T26">Modalidade</text:span>:</text:p>
      <text:p text:style-name="P13">id, descrição</text:p>
      <text:p text:style-name="P14">(Modality:</text:p>
      <text:p text:style-name="P14">id, description) “<text:span text:style-name="T29">pregao eletronico, pregao presencial, concurso</text:span>”</text:p>
      <text:p text:style-name="P15"/>
      <text:p text:style-name="P5"><text:span text:style-name="T26">Tipo licitação</text:span>:</text:p>
      <text:p text:style-name="P13">id, descrição</text:p>
      <text:p text:style-name="P14">(Bidding type:</text:p>
      <text:p text:style-name="P14">id, description) “<text:span text:style-name="T28">Por item, por lote</text:span>”</text:p>
      <text:p text:style-name="P8"/>
      <text:p text:style-name="P3"><text:span text:style-name="T26">Tipo edital</text:span>:</text:p>
      <text:p text:style-name="P8">id, descrição</text:p>
      <text:p text:style-name="P9">(Notice type:</text:p>
      <text:p text:style-name="P9">id, description)</text:p>
      <text:p text:style-name="P9"/>
      <text:p text:style-name="P6">Proposta:</text:p>
      <text:p text:style-name="P25"><text:span text:style-name="T1">id</text:span><text:span text:style-name="T4">, </text:span><text:span text:style-name="T1">n_edital, n_processo, objeto, casas decimais, data_</text:span><text:span text:style-name="T10">hora</text:span><text:span text:style-name="T1">_abertura, </text:span><text:bookmark-start text:name="__DdeLink__584_985026593"/><text:span text:style-name="T1">data_</text:span><text:span text:style-name="T10">hora</text:span><text:span text:style-name="T1">_limite</text:span><text:bookmark-end text:name="__DdeLink__584_985026593"/><text:span text:style-name="T1">, </text:span><text:span text:style-name="T24">data_cadastro</text:span><text:span text:style-name="T1">, </text:span><text:span text:style-name="T11">prazo</text:span><text:bookmark-start text:name="__DdeLink__577_985026593"/><text:span text:style-name="T1">_proposta</text:span><text:bookmark-end text:name="__DdeLink__577_985026593"/><text:span text:style-name="T1">, prazo_pagamento, prazo_entrega, </text:span><text:span text:style-name="T6">total_inicial, total_homologado, total_contratado, </text:span><text:span text:style-name="T12">observação, comentario</text:span><text:span text:style-name="T1">, id_cliente, id_empresa, </text:span><text:bookmark-start text:name="__DdeLink__574_985026593"/><text:span text:style-name="T4">id_status, </text:span><text:span text:style-name="T22">modo_</text:span><text:span text:style-name="T23">d</text:span><text:span text:style-name="T22">isputa, id_portal,</text:span><text:span text:style-name="T9"> id_modalidade, id_tipo</text:span><text:bookmark-end text:name="__DdeLink__574_985026593"/></text:p>
      <text:p text:style-name="P18"/>
      <text:p text:style-name="P18">* portal, modo_disputa, modalidade, status, tipo_licitação, tipo_edital, representante_legal</text:p>
      <text:p text:style-name="P19">(Proposal:</text:p>
      <text:p text:style-name="P20">id,<text:bookmark-start text:name="__DdeLink__582_985026593"/> notice_n, process_n, object, decimal places, opening_date_time, deadline_date_<text:span text:style-name="T30">time</text:span>, <text:span text:style-name="T32">registration_date</text:span>, proposal_deadline, payment_term, <text:bookmark-start text:name="__DdeLink__579_985026593"/>delivery_term<text:bookmark-end text:name="__DdeLink__579_985026593"/>, initial_total, approved_total, contracted_total<text:bookmark-end text:name="__DdeLink__582_985026593"/>, <text:span text:style-name="T31">observation, comensts,</text:span> client_id, company_id, status_id, dispute_mode_id, portal_id, modality_id, bidding_type_id</text:p>
      <text:p text:style-name="P17"><text:soft-page-break/></text:p>
      <text:p text:style-name="P17">* notice_type, legal_representative</text:p>
      <text:p text:style-name="P29">Lotes:</text:p>
      <text:p text:style-name="P21">id, id_proposta, descrição, n_lote</text:p>
      <text:p text:style-name="P22">(Lots:</text:p>
      <text:p text:style-name="P22">id, <text:bookmark-start text:name="__DdeLink__594_985026593"/>proposal_id, description, n_lot<text:bookmark-end text:name="__DdeLink__594_985026593"/>)</text:p>
      <text:p text:style-name="P31"/>
      <text:p text:style-name="P29">Itens:</text:p>
      <text:p text:style-name="P26"><text:span text:style-name="T1">id, <text:s/></text:span><text:span text:style-name="T15">numero_item, </text:span><text:span text:style-name="T6">descrição_edital,</text:span><text:span text:style-name="T1"> quantidade, unidade, id_proposta, id_produto, </text:span><text:span text:style-name="T7">id_marca, </text:span><text:span text:style-name="T2">id_lote, </text:span><text:span text:style-name="T13">tanacy_uuid</text:span></text:p>
      <text:p text:style-name="P22">(Items:</text:p>
      <text:p text:style-name="P23">id, <text:s/>item_number, <text:bookmark-start text:name="__DdeLink__603_985026593"/><text:bookmark-start text:name="__DdeLink__596_985026593"/>notice_description<text:bookmark-end text:name="__DdeLink__603_985026593"/>, quantity, unit, proposal_id, product_id, brand_id, <text:span text:style-name="T35">lots</text:span>_id, <text:span text:style-name="T33">tenancy_uuid</text:span><text:bookmark-end text:name="__DdeLink__596_985026593"/>)</text:p>
      <text:p text:style-name="P24"/>
      <text:p text:style-name="P30"><text:span text:style-name="T25">Preços</text:span>:</text:p>
      <text:p text:style-name="P27"><text:span text:style-name="T7">id, </text:span><text:span text:style-name="T6">tipo, </text:span><text:span text:style-name="T8">coeficiente, </text:span><text:span text:style-name="T7">valor</text:span><text:span text:style-name="T1">_</text:span><text:span text:style-name="T3">inicial</text:span><text:span text:style-name="T1">, </text:span><text:span text:style-name="T3">total_inicial</text:span><text:span text:style-name="T5">, </text:span><text:span text:style-name="T7">valor</text:span><text:span text:style-name="T1">_</text:span><text:span text:style-name="T3">minimo</text:span><text:span text:style-name="T1">, total_</text:span><text:span text:style-name="T3">minimo</text:span><text:span text:style-name="T5">, </text:span><text:span text:style-name="T7">valor</text:span><text:span text:style-name="T1">_</text:span><text:span text:style-name="T3">final</text:span><text:span text:style-name="T1">, total_ </text:span><text:span text:style-name="T3">final</text:span></text:p>
      <text:p text:style-name="P24">(<text:span text:style-name="T34">B</text:span>idding Prices:</text:p>
      <text:p text:style-name="P28"><text:span text:style-name="T3">id, </text:span><text:bookmark-start text:name="__DdeLink__599_985026593"/><text:span text:style-name="T3">type, coefficient, initial_value, initial_total, minimum_value, minimum_total, final_value, final_total</text:span><text:bookmark-end text:name="__DdeLink__599_985026593"/><text:span text:style-name="T3">, </text:span><text:span text:style-name="T14">tenancy_uuid</text:span><text:span text:style-name="T1">, proposal_id)</text:span></text:p>
      <text:p text:style-name="P33"/>
      <text:p text:style-name="P34">** preço de referencia incluir</text:p>
      <text:p text:style-name="P34"/>
      <text:p text:style-name="P32"><text:span text:style-name="T1">** </text:span><text:span text:style-name="T17">TB_</text:span><text:span text:style-name="T16">LOTES:</text:span><text:span text:style-name="T1"> </text:span><text:span text:style-name="T16">estudar logica para no momento de inserir o item na proposta ser verificado o cadastro do lote, </text:span><text:span text:style-name="T18">verificar campos faltosos na tabela </text:span><text:span text:style-name="T19">(numero item)</text:span></text:p>
      <text:p text:style-name="P32"><text:span text:style-name="T20"/></text:p>
      <text:p text:style-name="P35"/>
      <text:p text:style-name="P37"><text:span text:style-name="T16">** </text:span><text:span text:style-name="T17">TB_</text:span><text:span text:style-name="T16">PREÇOS: estudar logica pra no momento de inserir o o tem na proposta ser verificado o cadastro do preço, </text:span><text:span text:style-name="T18">verificar campos faltosos na tabela </text:span><text:span text:style-name="T19">(numero item, lote)</text:span></text:p>
      <text:p text:style-name="P37"><text:span text:style-name="T19"/></text:p>
      <text:p text:style-name="P39"><text:span text:style-name="T21">PENDENCIAS</text:span><text:span text:style-name="T1">:</text:span></text:p>
      <text:p text:style-name="P38"><text:span text:style-name="T19">a</text:span><text:span text:style-name="T1">tualizar tela lista de itens ao adicionar novo item; </text:span></text:p>
      <text:p text:style-name="P38"><text:span text:style-name="T1">calcular e atualizar valor total da proposta;</text:span></text:p>
      <text:p text:style-name="P38"><text:span text:style-name="T1">** Calcular preços de disputa e preço <text:s/>arrematado</text:span></text:p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.254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Figura2" text:anchor-type="char" svg:x="-1.032cm" svg:y="-2.469cm" svg:width="7.959cm" svg:height="2.33cm" draw:z-index="1"><draw:image xlink:href="Pictures/10000001000003740000011A23FB117C2AC48ADF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3T21:18:35.122474721</meta:creation-date>
    <dc:date>2024-07-29T22:10:36.420870817</dc:date>
    <meta:editing-duration>P14DT14H52M53S</meta:editing-duration>
    <meta:editing-cycles>40</meta:editing-cycles>
    <meta:generator>LibreOffice/7.3.7.2$Linux_X86_64 LibreOffice_project/30$Build-2</meta:generator>
    <meta:document-statistic meta:table-count="0" meta:image-count="1" meta:object-count="0" meta:page-count="2" meta:paragraph-count="50" meta:word-count="271" meta:character-count="2392" meta:non-whitespace-character-count="2167"/>
  </office:meta>
</office:document-meta>
</file>